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bl_patient_info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</table:table>
      <table:table table:name="tbl_cas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test_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hospitaliz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ld</text:p>
          </table:table-cell>
          <table:table-cell office:value-type="string" calcext:value-type="string">
            <text:p>dea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vere</text:p>
          </table:table-cell>
          <table:table-cell office:value-type="string" calcext:value-type="string">
            <text:p>recovered</text:p>
          </table:table-cell>
          <table:table-cell/>
        </table:table-row>
      </table:table>
      <table:table table:name="tbl_tes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test_result</text:p>
          </table:table-cell>
          <table:table-cell office:value-type="string" calcext:value-type="string">
            <text:p>facility_id</text:p>
          </table:table-cell>
        </table:table-row>
      </table:table>
      <table:table table:name="tbl_faciliti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acility_id</text:p>
          </table:table-cell>
          <table:table-cell office:value-type="string" calcext:value-type="string">
            <text:p>facility_typ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/>
          <table:table-cell office:value-type="string" calcext:value-type="string">
            <text:p>hospital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_cent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y</text:p>
          </table:table-cell>
          <table:table-cell table:number-columns-repeated="3"/>
        </table:table-row>
      </table:table>
      <table:table table:name="tbl_outcome" table:style-name="ta1">
        <table:table-column table:style-name="co1" table:default-cell-style-name="Default"/>
        <table:table-row table:style-name="ro1">
          <table:table-cell office:value-type="string" calcext:value-type="string">
            <text:p>recovered</text:p>
          </table:table-cell>
        </table:table-row>
        <table:table-row table:style-name="ro1">
          <table:table-cell office:value-type="string" calcext:value-type="string">
            <text:p>hospitalized</text:p>
          </table:table-cell>
        </table:table-row>
        <table:table-row table:style-name="ro1">
          <table:table-cell office:value-type="string" calcext:value-type="string">
            <text:p>died</text:p>
          </table:table-cell>
        </table:table-row>
      </table:table>
      <table:table table:name="tbl_city_state_junc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</table:table>
      <table:table table:name="tbl_street_nam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17:33:29.621000000</meta:creation-date>
    <dc:date>2021-02-09T20:08:33.068000000</dc:date>
    <meta:editing-duration>PT1H29M48S</meta:editing-duration>
    <meta:editing-cycles>3</meta:editing-cycles>
    <meta:generator>LibreOffice/7.1.0.3$Windows_X86_64 LibreOffice_project/f6099ecf3d29644b5008cc8f48f42f4a40986e4c</meta:generator>
    <meta:document-statistic meta:table-count="7" meta:cell-count="38" meta:object-count="0"/>
  </office:meta>
</office:document-meta>
</file>